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7155a" officeooo:paragraph-rsid="0007155a"/>
    </style:style>
    <style:style style:name="P3" style:family="paragraph" style:parent-style-name="Text_20_body">
      <style:text-properties officeooo:paragraph-rsid="000aa854"/>
    </style:style>
    <style:style style:name="T1" style:family="text">
      <style:text-properties officeooo:rsid="00034bb4"/>
    </style:style>
    <style:style style:name="T2" style:family="text">
      <style:text-properties officeooo:rsid="00051cb3"/>
    </style:style>
    <style:style style:name="T3" style:family="text">
      <style:text-properties officeooo:rsid="000aa854"/>
    </style:style>
    <style:style style:name="T4" style:family="text">
      <style:text-properties fo:font-style="normal" officeooo:rsid="000aa854" style:font-style-asian="normal" style:font-style-complex="normal"/>
    </style:style>
    <style:style style:name="T5" style:family="text">
      <style:text-properties fo:font-style="italic" officeooo:rsid="000aa854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S'approprier une démarche de développement agile</text:h>
      <text:p text:style-name="Text_20_body"/>
      <text:h text:style-name="Heading_20_3" text:outline-level="3">Phase 3 - Synthèse</text:h>
      <text:p text:style-name="Text_20_body">Répondez aux questions suivantes :</text:p>
      <text:list xml:id="list3663011236" text:style-name="L1">
        <text:list-item>
          <text:p text:style-name="P1">Donnez une définition de l'agilité</text:p>
        </text:list-item>
      </text:list>
      <text:p text:style-name="Text_20_body"><text:tab/><text:tab/><text:span text:style-name="T3">C’est faire preuve de souplesse, d’adaptabilité.</text:span></text:p>
      <text:p text:style-name="Text_20_body"><text:tab/><text:tab/></text:p>
      <text:list xml:id="list111609956353536" text:continue-numbering="true" text:style-name="L1">
        <text:list-item>
          <text:p text:style-name="P1">Pourquoi l'Extreme Programming ?</text:p>
        </text:list-item>
      </text:list>
      <text:p text:style-name="Text_20_body"><text:tab/><text:tab/><text:span text:style-name="T3">C’est l’agilité poussée à l’extrême.</text:span></text:p>
      <text:p text:style-name="Text_20_body"><text:tab/><text:tab/><text:span text:style-name="T3">Afin de ne rien laisser « sur le côté ».</text:span></text:p>
      <text:p text:style-name="Text_20_body"/>
      <text:list xml:id="list111611308280107" text:continue-numbering="true" text:style-name="L1">
        <text:list-item>
          <text:p text:style-name="P1">Quels avantages y a-t'il à utiliser SCRUM ?</text:p>
        </text:list-item>
      </text:list>
      <text:p text:style-name="Text_20_body"><text:tab/><text:tab/><text:span text:style-name="T1">Pour un travail réellement en équipe, où le dialogue est permanent,</text:span></text:p>
      <text:p text:style-name="P3"><text:tab/><text:tab/><text:span text:style-name="T1">afin d’assurer la bonne compréhension par chaque développeur du travail à effectuer.</text:span></text:p>
      <text:p text:style-name="P3"><text:tab/><text:tab/><text:span text:style-name="T3">Et une progression maîtrisée dans l’avancement des travaux.</text:span></text:p>
      <text:p text:style-name="Text_20_body"/>
      <text:list xml:id="list111609880102213" text:continue-numbering="true" text:style-name="L1">
        <text:list-item>
          <text:p text:style-name="P1"><text:span text:style-name="T2">S</text:span>print et intégration continue, expliquez le fonctionnement d'un <text:span text:style-name="Strong_20_Emphasis"><text:span text:style-name="Emphasis">sprint.</text:span></text:span></text:p>
        </text:list-item>
      </text:list>
      <text:p text:style-name="P3"><text:span text:style-name="Emphasis"><text:tab/><text:tab/></text:span><text:span text:style-name="Emphasis"><text:span text:style-name="T4">Le </text:span></text:span><text:span text:style-name="Emphasis"><text:span text:style-name="T5">sprint</text:span></text:span><text:span text:style-name="Emphasis"><text:span text:style-name="T4">, période de 1 à 4 semaines, prédéfinie, durant laquelle sont effectuées </text:span></text:span></text:p>
      <text:p text:style-name="P3"><text:span text:style-name="Emphasis"><text:span text:style-name="T4"><text:tab/><text:tab/>une partie des <text:tab/>tâches listées dans le </text:span></text:span><text:span text:style-name="Emphasis"><text:span text:style-name="T5">Product Backlog</text:span></text:span><text:span text:style-name="Emphasis"><text:span text:style-name="T4">.</text:span></text:span></text:p>
      <text:p text:style-name="Text_20_body"><text:span text:style-name="Emphasis"><text:tab/><text:tab/></text:span><text:span text:style-name="Emphasis"><text:span text:style-name="T4">Il est composé d’une réunion quotidienne où chacun expose son avancement,</text:span></text:span></text:p>
      <text:p text:style-name="Text_20_body"><text:span text:style-name="Emphasis"><text:span text:style-name="T4"><text:tab/><text:tab/>puis d’un travail en binome, jusqu’à la sortie d’une nouvelle itération.</text:span></text:span></text:p>
      <text:p text:style-name="Text_20_body"><text:span text:style-name="Emphasis"/></text:p>
      <text:list xml:id="list111611854427709" text:continue-numbering="true" text:style-name="L1">
        <text:list-item>
          <text:p text:style-name="P1">TDD :(Test Driven Development), recherchez des informations pour expliquer le principe.</text:p>
          <text:list>
            <text:list-header>
              <text:p text:style-name="P2">Les tests permettent de contrôler le comportement du logiciel <text:span text:style-name="T3">avant la mise en production du code, afin d’éviter les erreurs.</text:span></text:p>
            </text:list-header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38:04.190288015</meta:creation-date>
    <dc:date>2023-05-02T11:16:09.789965802</dc:date>
    <meta:editing-duration>PT19H54M21S</meta:editing-duration>
    <meta:editing-cycles>7</meta:editing-cycles>
    <meta:generator>LibreOffice/7.4.6.2$Linux_X86_64 LibreOffice_project/40$Build-2</meta:generator>
    <meta:document-statistic meta:table-count="0" meta:image-count="0" meta:object-count="0" meta:page-count="1" meta:paragraph-count="20" meta:word-count="174" meta:character-count="1137" meta:non-whitespace-character-count="964"/>
  </office:meta>
</office:document-meta>
</file>